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f8e" officeooo:paragraph-rsid="000a8f8e"/>
    </style:style>
    <style:style style:name="P2" style:family="paragraph" style:parent-style-name="Standard">
      <style:text-properties style:font-name="NanumGothic" fo:font-style="italic" fo:font-weight="bold" officeooo:rsid="000a8f8e" officeooo:paragraph-rsid="000a8f8e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officeooo:rsid="000a8f8e" officeooo:paragraph-rsid="000a8f8e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rnie Bucks White paper</text:p>
      <text:p text:style-name="P1"/>
      <text:p text:style-name="P2">To design a token that works on a decentralized network in order to better serve the needs of rural transa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2:40:19.894599686</meta:creation-date>
    <dc:date>2017-07-24T12:42:58.145783791</dc:date>
    <meta:editing-duration>PT2M38S</meta:editing-duration>
    <meta:editing-cycles>1</meta:editing-cycles>
    <meta:document-statistic meta:table-count="0" meta:image-count="0" meta:object-count="0" meta:page-count="1" meta:paragraph-count="2" meta:word-count="24" meta:character-count="137" meta:non-whitespace-character-count="115"/>
    <meta:generator>LibreOffice/5.3.1.2$Linux_X86_64 LibreOffice_project/30m0$Build-2</meta:generator>
  </office:meta>
</office:document-meta>
</file>